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co32" style:family="table-column">
      <style:table-column-properties fo:break-before="auto" style:column-width="1in"/>
    </style:style>
    <style:style style:name="co33" style:family="table-column">
      <style:table-column-properties fo:break-before="auto" style:column-width="7.2937in"/>
    </style:style>
    <style:style style:name="co34" style:family="table-column">
      <style:table-column-properties fo:break-before="auto" style:column-width="3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ybernetic Par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7T17:19:26.233522796</dc:date>
    <meta:editing-duration>P2DT22H15M22S</meta:editing-duration>
    <meta:editing-cycles>477</meta:editing-cycles>
    <meta:document-statistic meta:table-count="9" meta:cell-count="1428" meta:object-count="0"/>
  </office:meta>
</office:document-meta>
</file>